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tterCompone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litterComponent.setNodePath( String 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tterComponent.getNod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Component.transform( MessageExchange me , NormalizedMessage in , NormalizedMessage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